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paragraph-properties style:line-height-at-least="0.1665in"/>
      <style:text-properties style:font-name="Verdana" fo:font-size="20.0pt"/>
    </style:style>
    <style:style style:name="P2" style:family="paragraph" style:parent-style-name="Standard">
      <style:paragraph-properties style:line-height-at-least="0.1665in"/>
      <style:text-properties style:font-name="Verdana" fo:font-size="9.0pt" fo:color="#0033cc"/>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33cc"/>
    </style:style>
    <style:style style:name="P4" style:family="paragraph" style:parent-style-name="Standard">
      <style:paragraph-properties fo:margin-left="0.5000in" fo:text-indent="-0.5000in" style:line-height-at-least="0.1665in">
        <style:tab-stops>
          <style:tab-stop style:position="0.1528in"/>
          <style:tab-stop style:position="0.5000in"/>
        </style:tab-stops>
      </style:paragraph-properties>
      <style:text-properties style:font-name="Verdana" fo:font-size="9.0pt" fo:color="#0033cc"/>
    </style:style>
    <style:style style:name="P5" style:family="paragraph" style:parent-style-name="Standard">
      <style:paragraph-properties fo:margin-left="0.4075in" fo:text-indent="0.0654in" style:line-height-at-least="0.1665in"/>
      <style:text-properties style:font-name="Verdana" fo:font-size="9.0pt" fo:color="#0033cc"/>
    </style:style>
    <style:style style:name="P6" style:family="paragraph" style:parent-style-name="Standard">
      <style:paragraph-properties fo:margin-left="0.5000in" style:line-height-at-least="0.1665in"/>
      <style:text-properties style:font-name="Verdana" fo:font-size="9.0pt" fo:color="#0033cc"/>
    </style:style>
    <style:style style:name="P7" style:family="paragraph" style:parent-style-name="Standard">
      <style:paragraph-properties fo:margin-left="0.4728in" style:line-height-at-least="0.1665in"/>
      <style:text-properties style:font-name="Verdana" fo:font-size="9.0pt" fo:color="#0033cc"/>
    </style:style>
    <style:style style:name="P8"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33cc"/>
    </style:style>
    <style:style style:name="P9" style:family="paragraph" style:parent-style-name="Standard">
      <style:paragraph-properties style:line-height-at-least="0.1665in"/>
      <style:text-properties style:font-name="Verdana" fo:font-size="9.0pt"/>
    </style:style>
    <style:style style:name="P10"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11" style:family="paragraph" style:parent-style-name="Standard">
      <style:paragraph-properties fo:margin-top="0.1390in" style:line-height-at-least="0.1665in"/>
      <style:text-properties style:font-name="Times" fo:font-size="11.0pt"/>
    </style:style>
    <style:style style:name="P12" style:family="paragraph" style:parent-style-name="Standard">
      <style:paragraph-properties style:line-height-at-least="0.1665in"/>
      <style:text-properties style:font-name="Times" fo:font-size="11.0pt"/>
    </style:style>
    <style:style style:name="P13" style:family="paragraph" style:parent-style-name="Standard">
      <style:paragraph-properties fo:margin-top="0.1390in" style:line-height-at-least="0.1665in"/>
      <style:text-properties style:font-name="Times" fo:font-size="8.5pt"/>
    </style:style>
    <style:style style:name="P14" style:family="paragraph" style:parent-style-name="Standard">
      <style:paragraph-properties style:line-height-at-least="0.1665in"/>
      <style:text-properties style:font-name="Times" fo:font-size="8.5pt"/>
    </style:style>
    <style:style style:name="P15" style:family="paragraph" style:parent-style-name="Standard">
      <style:paragraph-properties style:line-height-at-least="0.1665in"/>
      <style:text-properties style:font-name="Verdana" fo:font-size="8.0pt" fo:color="#0033cc"/>
    </style:style>
    <style:style style:name="P16" style:family="paragraph" style:parent-style-name="Standard">
      <style:paragraph-properties fo:margin-left="0.5000in" fo:text-indent="-0.5000in" style:line-height-at-least="0.1665in">
        <style:tab-stops>
          <style:tab-stop style:position="0.1528in"/>
          <style:tab-stop style:position="0.5000in"/>
        </style:tab-stops>
      </style:paragraph-properties>
      <style:text-properties style:font-name="Verdana" fo:font-size="9.0pt"/>
    </style:style>
    <style:style style:name="P17" style:family="paragraph" style:parent-style-name="Standard">
      <style:paragraph-properties fo:margin-left="0.5000in" style:line-height-at-least="0.1665in"/>
      <style:text-properties style:font-name="Verdana" fo:font-size="9.0pt" fo:color="#4f81bd"/>
    </style:style>
    <style:style style:name="P18" style:family="paragraph" style:parent-style-name="Standard">
      <style:paragraph-properties fo:margin-left="0.5000in" fo:text-indent="0.0417in" style:line-height-at-least="0.1665in"/>
      <style:text-properties style:font-name="Verdana" fo:font-size="9.0pt" fo:color="#0033cc"/>
    </style:style>
    <style:style style:name="P19" style:family="paragraph" style:parent-style-name="Standard">
      <style:paragraph-properties fo:margin-left="0.5000in" style:line-height-at-least="0.1665in"/>
      <style:text-properties style:font-name="Verdana" fo:font-size="9.0pt"/>
    </style:style>
    <style:style style:name="P20"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P21" style:family="paragraph" style:parent-style-name="Standard">
      <style:paragraph-properties fo:margin-left="0.2500in" style:line-height-at-least="0.1665in"/>
      <style:text-properties style:font-name="Verdana" fo:font-size="9.0pt"/>
    </style:style>
    <style:style style:name="P22" style:family="paragraph" style:parent-style-name="Standard">
      <style:paragraph-properties style:line-height-at-least="0.1665in">
        <style:tab-stops>
          <style:tab-stop style:position="0.3938in"/>
        </style:tab-stops>
      </style:paragraph-properties>
      <style:text-properties style:font-name="Verdana" fo:font-size="9.0pt"/>
    </style:style>
    <style:style style:name="P23" style:family="paragraph" style:parent-style-name="Standard">
      <style:paragraph-properties fo:margin-left="0.0925in" fo:text-indent="0.1575in" style:line-height-at-least="0.1665in"/>
      <style:text-properties style:font-name="Verdana" fo:font-size="9.0pt"/>
    </style:style>
    <style:style style:name="P24" style:family="paragraph" style:parent-style-name="Standard">
      <style:paragraph-properties style:line-height-at-least="0.1665in">
        <style:tab-stops>
          <style:tab-stop style:position="0.3937in"/>
        </style:tab-stops>
      </style:paragraph-properties>
      <style:text-properties style:font-name="Verdana" fo:font-size="9.0pt"/>
    </style:style>
    <style:style style:name="P25" style:family="paragraph" style:parent-style-name="Standard">
      <style:paragraph-properties style:line-height-at-least="0.1665in">
        <style:tab-stops>
          <style:tab-stop style:position="3.1500in"/>
          <style:tab-stop style:position="6.3000in"/>
        </style:tab-stops>
      </style:paragraph-properties>
      <style:text-properties style:font-name="Times" fo:font-size="11.0pt"/>
    </style:style>
    <style:style style:name="P26" style:family="paragraph" style:parent-style-name="Standard">
      <style:paragraph-properties fo:text-align="justify" style:line-height-at-least="0.1665in"/>
      <style:text-properties style:font-name="Times" fo:font-size="11.0pt"/>
    </style:style>
    <style:style style:name="P27" style:family="paragraph" style:parent-style-name="Standard">
      <style:paragraph-properties fo:margin-left="1.0000in" fo:text-indent="-1.0000in" style:line-height-at-least="0.1665in">
        <style:tab-stops>
          <style:tab-stop style:position="0.6528in"/>
          <style:tab-stop style:position="1.0000in"/>
        </style:tab-stops>
      </style:paragraph-properties>
      <style:text-properties style:font-name="Verdana" fo:font-size="9.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text-position="super 100%"/>
    </style:style>
    <style:style style:name="T4" style:family="text">
      <style:text-properties fo:font-size="9.0pt" fo:font-size-asian="9.0pt" fo:font-size-complex="9.0pt"/>
    </style:style>
    <style:style style:name="T5" style:family="text">
      <style:text-properties fo:font-style="italic" fo:font-style-asian="italic" fo:font-style-complex="italic" fo:font-weight="bold" fo:font-weight-asian="bold" fo:font-weight-complex="bold"/>
    </style:style>
    <style:style style:name="T6" style:family="text">
      <style:text-properties fo:font-weight="bold" fo:font-weight-asian="bold" fo:font-weight-complex="bold" style:text-position="super 100%"/>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4">
      <text:list-level-style-bullet text:level="1" text:bullet-char="">
        <style:list-level-properties text:space-before="0.25in" text:min-label-width="0.25in"/>
      </text:list-level-style-bullet>
    </text:list-style>
    <text:list-style style:name="L5">
      <text:list-level-style-number text:level="1" style:num-suffix="." style:num-format="1">
        <style:list-level-properties text:space-before="0.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0in" text:min-label-width="0.25in"/>
      </text:list-level-style-number>
    </text:list-style>
    <text:list-style style:name="L7">
      <text:list-level-style-bullet text:level="1" text:bullet-char="⁃">
        <style:list-level-properties text:space-before="0.25in" text:min-label-width="0.25in"/>
      </text:list-level-style-bullet>
    </text:list-style>
    <text:list-style style:name="L8">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Concept note</text:span></text:p>
      <text:p text:style-name="P2">Sustainable Development Goals Partnershipfacility </text:p>
      <text:p text:style-name="P2"/>
      <text:p text:style-name="P2">Through the <text:s/>Sustainable Development Goals Partnershipfacility the Dutch Ministry of Foreign Affairs and RVO aim to support Public Private Partnerships (PPP) that contribute to innovative solutions for issues related to food security and sustainable entrepreneurship in developing countries. Sustainable entrepreneurship includes the agriculture sector but also sectors such as IT, tourism, waste are within the scope of this facility. The facility is part of the efforts of the Dutch government to contribute to the SDG’s agenda of the UN. The abbreviation for the Sustainable Development Goals Partnershipfacility is ‘SDGP’.</text:p>
      <text:p text:style-name="P2"/>
      <text:p text:style-name="P2">SDGP has a programme-based approach, outlined in the SDGP policy framework. Next to providing a grant (SDGP-project subsidy), SDGP aims to increase the impact of the programme throughout the implementation phase with additional means. </text:p>
      <text:p text:style-name="P2"/>
      <text:p text:style-name="P2">The concept note is part of the first phase of the grant facility, the development phase. The development phase includes a call for ideas. This is an invitation from the Ministry of Foreign Affairs to (potential) partnerships to submit, by means of this concept note, ideas for projects that contribute to the SDGP goals. Ideas, which RVO deems to be sufficiently aligned with the policy objectives and of sufficient quality, can be facilitated in their further development towards an application (full proposal) for SDGP-project subsidy. In this case RVO will give a positive advice on the concept note. If there is no match with the SDG Partnershipfacility, we will try to link you to other relevant programmes.</text:p>
      <text:p text:style-name="P2">The second phase of SDGP is the implementation phase. This phase starts if a SDGP-project-subsidy is granted to a PPP and will continue for the whole project period, with a maximum of 7 years.</text:p>
      <text:list text:style-name="L1">
        <text:list-item>
          <text:p text:style-name="P3"><text:span text:style-name="T2">Process SDGP-project subsidy</text:span></text:p>
        </text:list-item>
      </text:list>
      <text:p text:style-name="P2">The SDGP-project subsidy is made available in two rounds. The deadline for the first round of the full proposals is 17 December 2018. For the second round the application deadline is 16 December 2019.</text:p>
      <text:p text:style-name="P2">The application process of each round consists of 6 main steps:</text:p>
      <text:p text:style-name="P2"/>
      <text:list text:style-name="L2">
        <text:list-item>
          <text:p text:style-name="P4">Submission of the concept note. Submit your concept note by filling out the digital form on the SDGP website with this concept note added as an attachment.</text:p>
        </text:list-item>
      </text:list>
      <text:p text:style-name="P5"><text:s/>Deadline for submission Concept Note for the first round is 1 October 2018. </text:p>
      <text:p text:style-name="P6">Please note that embassies are equipped with a network and knowledge on the local context, local policies and other projects / programmes funded by the Dutch Government. It is advised to contact the embassy on the project idea.</text:p>
      <text:list text:style-name="L2">
        <text:list-item>
          <text:p text:style-name="P4">Discussion on concept note with RVO.</text:p>
        </text:list-item>
        <text:list-item>
          <text:p text:style-name="P4">RVO advice on concept note.</text:p>
        </text:list-item>
        <text:list-item>
          <text:p text:style-name="P4">Submission of the full application.</text:p>
        </text:list-item>
      </text:list>
      <text:p text:style-name="P7"><text:s/>Deadline for submission of applications in the first round is 15:00 CET on 17 December 2018; for <text:s text:c="4"/>the second round: 15:00 CET on 16 December 2019.</text:p>
      <text:list text:style-name="L2">
        <text:list-item>
          <text:p text:style-name="P4">Assessment of the applications by RVO.</text:p>
        </text:list-item>
        <text:list-item>
          <text:p text:style-name="P4">Decision on applications for the first round will be summer 2019.</text:p>
        </text:list-item>
      </text:list>
      <text:p text:style-name="P2"/>
      <text:p text:style-name="P2">The underlying document provides the format for the concept note and identifies important elements of the partnership and the project. After submission, the concept note will be discussed with RVO. During this discussion, attention will be paid to how well the project idea fits the development objectives of the SDGP policy framework and SDGP grant programme. Moreover, RVO will advise on how to improve the project idea in order to develop it into a high-quality application. Based on the concept note and subsequent discussion RVO will draft an advice, indicating whether the project idea is regarded feasible, how it can be improved and how to develop an official subsidy application. An advice from RVO on the project idea is mandatory to be able to apply for SDGP subsidy. However, this advice is informal, meaning that even with a negative advice it is possible to submit a full application. Full applications will be assessed by RVO based on the information provided in the application documents. </text:p>
      <text:list text:style-name="L3">
        <text:list-item>
          <text:list>
            <text:list-item>
              <text:p text:style-name="P8"><text:span text:style-name="T1">Further information</text:span></text:p>
            </text:list-item>
          </text:list>
        </text:list-item>
      </text:list>
      <text:p text:style-name="P2">More information on the SDGP Policy Framework and the types of support that is offered can be found on the website of RVO (http://english.RVO/SDGP).</text:p>
      <text:p text:style-name="P2">The application process and detailed information on the SDGP-project subsidy is also to be found at the RVO website. <text:span text:style-name="T1">It is strongly advised to read these documents first before starting the application process as they provide essential information about the SDGP-grand objectives and formal requirements.</text:span></text:p>
      <text:p text:style-name="P9"/>
      <text:list text:style-name="L1">
        <text:list-item>
          <text:p text:style-name="P3"><text:span text:style-name="T2">Instructions</text:span></text:p>
        </text:list-item>
      </text:list>
      <text:p text:style-name="P2">Please fill out the concept note by using the format below and present the information in a concise manner. The concept note <text:span text:style-name="T1">should not exceed 10 pages</text:span>, excluding the original blue explanatory texts, in Verdana 9. <text:span text:style-name="T1">Blue texts can be deleted</text:span><text:s/>after completion of the concept note.</text:p>
      <text:p text:style-name="P2"/>
      <text:p text:style-name="P2">Please note that the phase of the concept note is giving partnerships the opportunity to discuss and further develop the project proposal based on the advice of RVO. It is recommended to be as complete as possible in order to receive an optimal advice. </text:p>
      <text:list text:style-name="L1">
        <text:list-item>
          <text:p text:style-name="P10"><text:span text:style-name="T2">General information</text:span></text:p>
        </text:list-item>
      </text:list>
      <table:table table:name="Table1" table:style-name="Table1">
        <table:table-column table:style-name="TableColumn1"/>
        <table:table-column table:style-name="TableColumn1"/>
        <table:table-column table:style-name="TableColumn1"/>
        <table:table-column table:style-name="TableColumn1"/>
        <table:table-row>
          <table:table-cell table:style-name="TableCell1">
            <text:p text:style-name="P11">Project title (provisional): </text:p>
            <text:p text:style-name="P12"/>
          </table:table-cell>
          <table:table-cell table:style-name="TableCell1">
            <text:p text:style-name="P12">Efficient value chains by design: making impact with appropriate technology kits</text:p>
          </table:table-cell>
        </table:table-row>
        <table:table-row>
          <table:table-cell table:style-name="TableCell1">
            <text:p text:style-name="P11">SDGP -theme<text:span text:style-name="T3"><text:s/>1)</text:span></text:p>
          </table:table-cell>
          <table:table-cell table:style-name="TableCell1">
            <text:p text:style-name="P12">Efficient value chains </text:p>
          </table:table-cell>
        </table:table-row>
        <table:table-row>
          <table:table-cell table:style-name="TableCell1">
            <text:p text:style-name="P11">Target Country<text:span text:style-name="T3">2)</text:span></text:p>
          </table:table-cell>
          <table:table-cell table:style-name="TableCell1">
            <text:p text:style-name="P12">Cuba</text:p>
          </table:table-cell>
        </table:table-row>
        <table:table-row>
          <table:table-cell table:style-name="TableCell1">
            <text:p text:style-name="P13">Name company lead partner/ applicant</text:p>
          </table:table-cell>
          <table:table-cell table:style-name="TableCell1">
            <text:p text:style-name="P12">GO!Commons</text:p>
          </table:table-cell>
        </table:table-row>
        <table:table-row>
          <table:table-cell table:style-name="TableCell1">
            <text:p text:style-name="P14">Postal address (Lead partner<text:span text:style-name="T4">/applicant</text:span>)</text:p>
          </table:table-cell>
          <table:table-cell table:style-name="TableCell1">
            <text:p text:style-name="P14">House or P.O. Box number</text:p>
          </table:table-cell>
          <table:table-cell table:style-name="TableCell1">
            <text:p text:style-name="P14">Number addition</text:p>
          </table:table-cell>
        </table:table-row>
        <table:table-row>
          <table:table-cell table:style-name="TableCell1">
            <text:p text:style-name="P12"/>
          </table:table-cell>
          <table:table-cell table:style-name="TableCell1">
            <text:p text:style-name="P12"/>
          </table:table-cell>
        </table:table-row>
        <table:table-row>
          <table:table-cell table:style-name="TableCell1">
            <text:p text:style-name="P14">Street or P.O. Box</text:p>
          </table:table-cell>
        </table:table-row>
        <table:table-row>
          <table:table-cell table:style-name="TableCell1">
            <text:p text:style-name="P12"/>
          </table:table-cell>
        </table:table-row>
        <table:table-row>
          <table:table-cell table:style-name="TableCell1">
            <text:p text:style-name="P14">Postal code and city</text:p>
          </table:table-cell>
          <table:table-cell table:style-name="TableCell1">
            <text:p text:style-name="P14">Postal code</text:p>
          </table:table-cell>
          <table:table-cell table:style-name="TableCell1">
            <text:p text:style-name="P14">City</text:p>
          </table:table-cell>
        </table:table-row>
        <table:table-row>
          <table:table-cell table:style-name="TableCell1">
            <text:p text:style-name="P12"/>
          </table:table-cell>
          <table:table-cell table:style-name="TableCell1">
            <text:p text:style-name="P12"/>
          </table:table-cell>
        </table:table-row>
        <table:table-row>
          <table:table-cell table:style-name="TableCell1">
            <text:p text:style-name="P14">Country</text:p>
          </table:table-cell>
          <table:table-cell table:style-name="TableCell1">
            <text:p text:style-name="P12"/>
          </table:table-cell>
        </table:table-row>
        <table:table-row>
          <table:table-cell table:style-name="TableCell1">
            <text:p text:style-name="P14">Contact person</text:p>
          </table:table-cell>
          <table:table-cell table:style-name="TableCell1">
            <text:p text:style-name="P12"/>
          </table:table-cell>
        </table:table-row>
        <table:table-row>
          <table:table-cell table:style-name="TableCell1">
            <text:p text:style-name="P14">E-mail</text:p>
          </table:table-cell>
          <table:table-cell table:style-name="TableCell1">
            <text:p text:style-name="P12"/>
          </table:table-cell>
        </table:table-row>
        <table:table-row>
          <table:table-cell table:style-name="TableCell1">
            <text:p text:style-name="P14">Phone</text:p>
          </table:table-cell>
          <table:table-cell table:style-name="TableCell1">
            <text:p text:style-name="P12"/>
          </table:table-cell>
        </table:table-row>
      </table:table>
      <text:p text:style-name="P15">1) Choose one of the SDGP themes: <text:s/>1.Nutrition value, 2.Efficient value chains, 3.Circular economy – agri-sector</text:p>
      <text:p text:style-name="P15">4.<text:tab/>Better work and income for youth and women. Please note that every SDGP-project subsidy application should be submitted under 1 selected SDGP theme. At least 50% of the project activities should be directly related to the selected theme. </text:p>
      <text:p text:style-name="P15">2) Refer to list of eligible countries in Policy rules (http:\\english.RVO\SDGP). </text:p>
      <text:list text:style-name="L1">
        <text:list-item>
          <text:p text:style-name="P10"><text:span text:style-name="T2">Development impact (specific policy theme)</text:span></text:p>
        </text:list-item>
      </text:list>
      <text:list text:style-name="L4">
        <text:list-item>
          <text:p text:style-name="P16">What is the development goal the project wants to contribute to? (max 5 lines)</text:p>
        </text:list-item>
      </text:list>
      <text:p text:style-name="P17"/>
      <text:p text:style-name="P2">The SDGP-project has to contribute to at least one of the themes below:</text:p>
      <text:list text:style-name="L2">
        <text:list-item>
          <text:p text:style-name="P4">Nutrition value</text:p>
        </text:list-item>
        <text:list-item>
          <text:p text:style-name="P4">Efficient value chains</text:p>
        </text:list-item>
        <text:list-item>
          <text:p text:style-name="P4">Circular economy – agri-sector</text:p>
        </text:list-item>
        <text:list-item>
          <text:p text:style-name="P4">Better work and income for youth and women</text:p>
        </text:list-item>
      </text:list>
      <text:p text:style-name="P18"/>
      <text:p text:style-name="P19">[Efficient value chains]</text:p>
      <text:list text:style-name="L3">
        <text:list-item>
          <text:list>
            <text:list-item>
              <text:p text:style-name="P20"><text:span text:style-name="T1">Problem analysis</text:span></text:p>
            </text:list-item>
          </text:list>
        </text:list-item>
      </text:list>
      <text:p text:style-name="P9"><text:tab/>What is the problem/are the problems that the project aims to solve?</text:p>
      <text:p text:style-name="P21">Cuba is trying to address industrialization challenges aligned with sustainability principles. Efficient value chains, are directly related to industrial models (centralized vs decentralized, highly intermediated and complex value chains, vs simple and localized value chains). The path to efficient and sustainable value chains, is a global challenge, but it also translates into specific local issues.</text:p>
      <text:p text:style-name="P21"/>
      <text:p text:style-name="P21">In order to transit towards sustainable production/consumption patterns, via sustainable development programs, <text:s/>there are a set of challenges that need to be addressed, not only in Cuba, but across the world:</text:p>
      <text:list text:style-name="L5">
        <text:list-item>
          <text:p text:style-name="P16"><text:span text:style-name="T1">Reduction/ optimization of long shipping costs. </text:span>This<text:span text:style-name="T1"><text:s/></text:span>is key to lower the footprint of industrial processes and value chains. This implies bringing production, as close as possible and appropriate to consumption areas, among other things. We call these appropriate decentralization of consumption and production.</text:p>
        </text:list-item>
        <text:list-item>
          <text:p text:style-name="P16"><text:span text:style-name="T1">Re imagining <text:s/>economies of scales and productivity</text:span>. <text:s/>This implies a smarter/more rational use of local resources (human-physical), in combination with regional and global resources and supply chains. These can be facilitated by platform economies and platform market places, in combination with technology transfer.</text:p>
        </text:list-item>
        <text:list-item>
          <text:p text:style-name="P16"><text:span text:style-name="T1">Increase the participation and responsibility of citizenship beyond consumption.</text:span><text:s/>Citizens have today a capacity to innovate, and drive change like never before. But they need proper channels, resources, and gathering points to use their productive and constructive capacities. </text:p>
        </text:list-item>
        <text:list-item>
          <text:p text:style-name="P16"><text:span text:style-name="T1">Systemic and integrated use of technology.</text:span><text:s/>We need to develop <text:s/>smarter and more appropriate solutions that combine low-tech and high-tech. Currently there is a dominant interest in high-tech and complicated technological developments. On the other hand simple, low-tech solutions, that can be easily deployed with local resources are labelled as outdated, and not interesting in many cases. This dichotomy needs to be overcome with an integrated vision that combines high-low-tech solutions. We call these appropriate technology.</text:p>
        </text:list-item>
      </text:list>
      <text:p text:style-name="P22"/>
      <text:list text:style-name="L5">
        <text:list-item>
          <text:p text:style-name="P16">Efficiency of value chains, is directly related to the industrialization model chosen, and therefore it is also tightly related to the technologies that will be used in such model. It is the systemic approach, hence the models and policies chosen what really impact on the environment, as well as the on the society. We want to contribute to tackle these challenges, towards more efficient value chains, by design,i.e. <text:s/>by using <text:s/>“<text:span text:style-name="T1">appropriate technology kits</text:span>” coherent by design with an industrialization model that is sustainable. <text:span text:style-name="T1">Appropriate technology</text:span><text:s/>stands for technologically sophisticated, yet simple in design solutions. It is mostly used at small-scale, yet it is easy to scale up in a decentralized model. It is easy to adopt, and designed to work with renewable energy sources. It also benefits from local experiences, and grass-roots solutions, turning the latter into knowledge and resources that can be used by others and scaled up. </text:p>
        </text:list-item>
      </text:list>
      <text:p text:style-name="P21"/>
      <text:p text:style-name="P21"/>
      <text:p text:style-name="P21">In the context of Cuba, there are specific challenges and processes that must be understood and considered in this transition.</text:p>
      <text:p text:style-name="P21"/>
      <text:p text:style-name="P19">Describe the wider context of the project, paying attention to the social, economic and political situation and processes. </text:p>
      <text:p text:style-name="P23"/>
      <text:p text:style-name="P23">Distributed value chains and manufacturing in Cuba, </text:p>
      <text:p text:style-name="P23">Cuba high-tech solutions in the informal economy,</text:p>
      <text:p text:style-name="P23">Internet economy, productive economy,</text:p>
      <text:p text:style-name="P23">Knowledge economy,</text:p>
      <text:p text:style-name="P23">Social, economic and political changes:</text:p>
      <text:p text:style-name="P23">Cuba is currently in a transition towards a more dynamic economic model, that combines social, political and economic reforms.</text:p>
      <text:list text:style-name="L5">
        <text:list-item>
          <text:p text:style-name="P16">The government has recognized, the informal economy sector, as an important element in the economic reforms. At this moment it is trying hard to legalize and organize informal and local economies.</text:p>
        </text:list-item>
        <text:list-item>
          <text:p text:style-name="P16">Within this process it is also recognizing and framing the role of the private sector in these new economic model.</text:p>
        </text:list-item>
        <text:list-item>
          <text:p text:style-name="P16">The Cuban state is opening to foreign investments also as a key element in these set of policies.</text:p>
        </text:list-item>
        <text:list-item>
          <text:p text:style-name="P16">There is also a program for modernization of infrastructure including the internet</text:p>
        </text:list-item>
        <text:list-item>
          <text:p text:style-name="P16">These changes are taking place, also maintaining a target of social security, universal healthcare education, and public resources.</text:p>
        </text:list-item>
      </text:list>
      <text:p text:style-name="P23"/>
      <text:p text:style-name="P23"><text:span text:style-name="T1">Opportunities for this project:</text:span></text:p>
      <text:list text:style-name="L5">
        <text:list-item>
          <text:p text:style-name="P16">Distributed value chains and localized economies are very common in Cuba. There is a very networked and decentralized tendency to organize economic activities in the informal sector. Which drives most of the domestic economy activities. A lot of small businesses are starting to thrive and provide services for the population, they need support, know how, suppliers and services. </text:p>
        </text:list-item>
        <text:list-item>
          <text:p text:style-name="P16">Cuba has a huge pool of capable highly educated citizens, they can easily absorb, but also actively improve technology kits designs. They have a very intuitive inclination towards the concept of appropriate technologies. Many local businesses already create and craft simple machines to solve local problems.</text:p>
        </text:list-item>
        <text:list-item>
          <text:p text:style-name="P16">Cuba is already engaged in a knowledge economy policy for sometime, but normally the knowledge economy is kept only for advanced technologies. Appropriate technologies are seen also as part of the knowledge economy concept. The technology kits we provide, can bridge this gap between domestic economy and the intellectual capital available in the island.</text:p>
        </text:list-item>
        <text:list-item>
          <text:p text:style-name="P16">Demonstrating with pilot projects, with<text:span text:style-name="T5"><text:s/>appropriate technology kits</text:span>, the concept of appropriate technology, can set an example on how to turn localized, sometimes marginalized, and local economic activities into a thriving and productive economy.</text:p>
        </text:list-item>
      </text:list>
      <text:p text:style-name="P24"/>
      <text:p text:style-name="P23"><text:span text:style-name="T1">Threats for this project:</text:span></text:p>
      <text:list text:style-name="L5">
        <text:list-item>
          <text:p text:style-name="P16">Changes in Cuba may take time, and have a different growth rate than the fast paced economy the world experiences. There is considerable inefficiency in decision making, with </text:p>
        </text:list-item>
        <text:list-item>
          <text:p text:style-name="P16">The USA embargo makes things even more difficult, specially with regard to imports and technology acquisition.</text:p>
        </text:list-item>
      </text:list>
      <text:p text:style-name="P24"/>
      <text:p text:style-name="P21"/>
      <text:list text:style-name="L3">
        <text:list-item>
          <text:list>
            <text:list-item>
              <text:p text:style-name="P20"><text:span text:style-name="T1">Stakeholder analysis</text:span></text:p>
            </text:list-item>
          </text:list>
        </text:list-item>
      </text:list>
      <text:p text:style-name="P19">Which stakeholders or stakeholder groups can be identified in the project context? Stakeholders are those parties influenced by the project and those that can influence the project directly or indirectly.</text:p>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12"><text:span text:style-name="T1">Stakeholder</text:span></text:p>
          </table:table-cell>
          <table:table-cell table:style-name="TableCell1">
            <text:p text:style-name="P12"><text:span text:style-name="T1">Role</text:span><text:span text:style-name="T6">1)</text:span></text:p>
          </table:table-cell>
          <table:table-cell table:style-name="TableCell1">
            <text:p text:style-name="P12"><text:span text:style-name="T1">Position</text:span><text:span text:style-name="T6">2)</text:span></text:p>
          </table:table-cell>
          <table:table-cell table:style-name="TableCell1">
            <text:p text:style-name="P12"><text:span text:style-name="T1">Influence</text:span><text:span text:style-name="T6">3)</text:span></text:p>
          </table:table-cell>
        </table:table-row>
        <table:table-row>
          <table:table-cell table:style-name="TableCell1">
            <text:p text:style-name="P25">Cuban farmers and cooperatives</text:p>
          </table:table-cell>
          <table:table-cell table:style-name="TableCell1">
            <text:p text:style-name="P25">Beneficiary and user of our technologies </text:p>
          </table:table-cell>
          <table:table-cell table:style-name="TableCell1">
            <text:p text:style-name="P25">For</text:p>
          </table:table-cell>
          <table:table-cell table:style-name="TableCell1">
            <text:p text:style-name="P25">medium</text:p>
          </table:table-cell>
        </table:table-row>
        <table:table-row>
          <table:table-cell table:style-name="TableCell1">
            <text:p text:style-name="P25">University of Havana</text:p>
          </table:table-cell>
          <table:table-cell table:style-name="TableCell1">
            <text:p text:style-name="P25">Contribute in the research and development of technology kits</text:p>
          </table:table-cell>
          <table:table-cell table:style-name="TableCell1">
            <text:p text:style-name="P25">For</text:p>
          </table:table-cell>
          <table:table-cell table:style-name="TableCell1">
            <text:p text:style-name="P25">medium</text:p>
          </table:table-cell>
        </table:table-row>
        <table:table-row>
          <table:table-cell table:style-name="TableCell1">
            <text:p text:style-name="P25">Ministry of trade</text:p>
          </table:table-cell>
          <table:table-cell table:style-name="TableCell1">
            <text:p text:style-name="P25">decision-maker</text:p>
          </table:table-cell>
          <table:table-cell table:style-name="TableCell1">
            <text:p text:style-name="P25">ambiguous</text:p>
          </table:table-cell>
          <table:table-cell table:style-name="TableCell1">
            <text:p text:style-name="P25">high</text:p>
          </table:table-cell>
        </table:table-row>
        <table:table-row>
          <table:table-cell table:style-name="TableCell1">
            <text:p text:style-name="P25">Cuban Embassy in Netherlands</text:p>
          </table:table-cell>
          <table:table-cell table:style-name="TableCell1">
            <text:p text:style-name="P25">Intermediary</text:p>
          </table:table-cell>
          <table:table-cell table:style-name="TableCell1">
            <text:p text:style-name="P25">For</text:p>
          </table:table-cell>
          <table:table-cell table:style-name="TableCell1">
            <text:p text:style-name="P25">low</text:p>
          </table:table-cell>
        </table:table-row>
        <table:table-row>
          <table:table-cell table:style-name="TableCell1">
            <text:p text:style-name="P25">Local Government of Yaguajay</text:p>
          </table:table-cell>
          <table:table-cell table:style-name="TableCell1">
            <text:p text:style-name="P25"/>
          </table:table-cell>
          <table:table-cell table:style-name="TableCell1">
            <text:p text:style-name="P25"/>
          </table:table-cell>
          <table:table-cell table:style-name="TableCell1">
            <text:p text:style-name="P25"/>
          </table:table-cell>
        </table:table-row>
        <table:table-row>
          <table:table-cell table:style-name="TableCell1">
            <text:p text:style-name="P25"/>
          </table:table-cell>
          <table:table-cell table:style-name="TableCell1">
            <text:p text:style-name="P25"/>
          </table:table-cell>
          <table:table-cell table:style-name="TableCell1">
            <text:p text:style-name="P25"/>
          </table:table-cell>
          <table:table-cell table:style-name="TableCell1">
            <text:p text:style-name="P25"/>
          </table:table-cell>
        </table:table-row>
      </table:table>
      <text:p text:style-name="P15">1) e.g. Beneficiary, decision-maker, supplier, consumer, financer</text:p>
      <text:p text:style-name="P15">2) e.g. For, against, ambiguous towards the change(s) required to meet the development goal</text:p>
      <text:p text:style-name="P15">3) Low, medium, high</text:p>
      <text:p text:style-name="P9"/>
      <text:list text:style-name="L1">
        <text:list-item>
          <text:p text:style-name="P10"><text:span text:style-name="T2">Public Private Partnership (PPP)</text:span></text:p>
        </text:list-item>
      </text:list>
      <text:p text:style-name="P2">For the requirements related to the partnership refer to the SDGP policy rules and policy framework.</text:p>
      <text:p text:style-name="P9"/>
      <text:p text:style-name="P19">Who are the anticipated formal partners in the PPP?</text:p>
      <table:table table:name="Table3"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6"><text:span text:style-name="T1">Role</text:span></text:p>
          </table:table-cell>
          <table:table-cell table:style-name="TableCell1">
            <text:p text:style-name="P12"><text:span text:style-name="T1">Organisation</text:span></text:p>
          </table:table-cell>
          <table:table-cell table:style-name="TableCell1">
            <text:p text:style-name="P12"><text:span text:style-name="T1">Type</text:span><text:span text:style-name="T6">1)</text:span></text:p>
          </table:table-cell>
          <table:table-cell table:style-name="TableCell1">
            <text:p text:style-name="P12"><text:span text:style-name="T1">Country</text:span><text:span text:style-name="T6">2)</text:span></text:p>
          </table:table-cell>
          <table:table-cell table:style-name="TableCell1">
            <text:p text:style-name="P12"><text:span text:style-name="T1">Current status</text:span><text:span text:style-name="T6">3)</text:span></text:p>
          </table:table-cell>
        </table:table-row>
        <table:table-row>
          <table:table-cell table:style-name="TableCell1">
            <text:p text:style-name="P12">Lead partner / applicant</text:p>
          </table:table-cell>
          <table:table-cell table:style-name="TableCell1">
            <text:p text:style-name="P12">GO!Commons</text:p>
          </table:table-cell>
          <table:table-cell table:style-name="TableCell1">
            <text:p text:style-name="P12">Association</text:p>
          </table:table-cell>
          <table:table-cell table:style-name="TableCell1">
            <text:p text:style-name="P12">Netherlands<text:span text:style-name="T6">4)</text:span></text:p>
          </table:table-cell>
          <table:table-cell table:style-name="TableCell1">
            <text:p text:style-name="P12">committed</text:p>
          </table:table-cell>
        </table:table-row>
        <table:table-row>
          <table:table-cell table:style-name="TableCell1">
            <text:p text:style-name="P12">Co-funding partner</text:p>
          </table:table-cell>
          <table:table-cell table:style-name="TableCell1">
            <text:p text:style-name="P12">European Union delegation in Cuba</text:p>
          </table:table-cell>
          <table:table-cell table:style-name="TableCell1">
            <text:p text:style-name="P12">Organization</text:p>
          </table:table-cell>
          <table:table-cell table:style-name="TableCell1">
            <text:p text:style-name="P12">Cuba</text:p>
          </table:table-cell>
          <table:table-cell table:style-name="TableCell1">
            <text:p text:style-name="P12">Interested </text:p>
          </table:table-cell>
        </table:table-row>
        <table:table-row>
          <table:table-cell table:style-name="TableCell1">
            <text:p text:style-name="P12">Beneficiary, </text:p>
          </table:table-cell>
          <table:table-cell table:style-name="TableCell1">
            <text:p text:style-name="P12">Fincamarta</text:p>
          </table:table-cell>
          <table:table-cell table:style-name="TableCell1">
            <text:p text:style-name="P12">Cooperative-family-business organization</text:p>
          </table:table-cell>
          <table:table-cell table:style-name="TableCell1">
            <text:p text:style-name="P12">Cuba</text:p>
          </table:table-cell>
          <table:table-cell table:style-name="TableCell1">
            <text:p text:style-name="P12">To be contacted</text:p>
          </table:table-cell>
        </table:table-row>
        <table:table-row>
          <table:table-cell table:style-name="TableCell1">
            <text:p text:style-name="P12">Knowledge organization</text:p>
          </table:table-cell>
          <table:table-cell table:style-name="TableCell1">
            <text:p text:style-name="P12">UNPD</text:p>
          </table:table-cell>
          <table:table-cell table:style-name="TableCell1">
            <text:p text:style-name="P12"/>
          </table:table-cell>
          <table:table-cell table:style-name="TableCell1">
            <text:p text:style-name="P12"/>
          </table:table-cell>
          <table:table-cell table:style-name="TableCell1">
            <text:p text:style-name="P12">To be contacted</text:p>
          </table:table-cell>
        </table:table-row>
        <table:table-row>
          <table:table-cell table:style-name="TableCell1">
            <text:p text:style-name="P12">Local organization, knowledge organization</text:p>
          </table:table-cell>
          <table:table-cell table:style-name="TableCell1">
            <text:p text:style-name="P12">CUJAE (Polithecnic University of Havana)</text:p>
          </table:table-cell>
          <table:table-cell table:style-name="TableCell1">
            <text:p text:style-name="P12"/>
          </table:table-cell>
          <table:table-cell table:style-name="TableCell1">
            <text:p text:style-name="P12"/>
          </table:table-cell>
          <table:table-cell table:style-name="TableCell1">
            <text:p text:style-name="P12">Interested</text:p>
          </table:table-cell>
        </table:table-row>
        <table:table-row>
          <table:table-cell table:style-name="TableCell1">
            <text:p text:style-name="P12">Cuban Government (specify-Local??)</text:p>
          </table:table-cell>
          <table:table-cell table:style-name="TableCell1">
            <text:p text:style-name="P12"/>
          </table:table-cell>
          <table:table-cell table:style-name="TableCell1">
            <text:p text:style-name="P12"/>
          </table:table-cell>
          <table:table-cell table:style-name="TableCell1">
            <text:p text:style-name="P12"/>
          </table:table-cell>
          <table:table-cell table:style-name="TableCell1">
            <text:p text:style-name="P12">To be contacted</text:p>
          </table:table-cell>
        </table:table-row>
      </table:table>
      <text:p text:style-name="P15">1) Company / Government / Knowledge Institute / Non-Governmental Organisation (NGO)</text:p>
      <text:p text:style-name="P15">2) Country of legal residence and registration of legal personality</text:p>
      <text:p text:style-name="P15">3) Current status of involvement of this partner committed / interested / to be contacted / to be found / other (specify)</text:p>
      <text:p text:style-name="P15">4) Dutch Lead applicant is obligatory</text:p>
      <text:p text:style-name="P9"/>
      <text:p text:style-name="P19">What interests do the project partners have in the project results and impact? Why do the partners want to participate in the project? What is their long-term benefit?</text:p>
      <text:p text:style-name="P19"/>
      <text:p text:style-name="P19">Applicant/Lead Partner: GO!Commons is interested in advancing the SDGs agenda using open products, that empower local actors and fosters sustainable economic activity.</text:p>
      <text:p text:style-name="P19"/>
      <text:p text:style-name="P19">Fincamarta:</text:p>
      <text:p text:style-name="P19"/>
      <text:p text:style-name="P19">Partner …:</text:p>
      <text:p text:style-name="P9"/>
      <text:list text:style-name="L1">
        <text:list-item>
          <text:p text:style-name="P10"><text:span text:style-name="T2">Project approach</text:span></text:p>
        </text:list-item>
      </text:list>
      <text:p text:style-name="P19">Describe the project design in general terms.</text:p>
      <text:p text:style-name="P2">Present briefly the main project interventions and investments and the rationale to include these into the project design. Is there local demand for the products and/or services that will be delivered by the project? If the project is innovative, please elaborate. </text:p>
      <text:p text:style-name="P9"/>
      <text:p text:style-name="P9"><text:span text:style-name="T1">A proposal to improve efficiency in value chains, supply of materials and sustainable industrialization in Cuba using appropriate technology kits.</text:span></text:p>
      <text:p text:style-name="P9"/>
      <text:p text:style-name="P9"><text:span text:style-name="T1">Technology background: </text:span>GO!Commons is a knowledge economy driven initiative, focused on developing and distributing appropriate technology kits. A concrete <text:span text:style-name="T2">example of a technology kit is an automated machine for metal cutting</text:span>. This machine combines low-tech and high-tech solutions in its design. More over it can be assembled locally and used to manufacture new machine parts, implements, and more. Moreover it requires of CAD and CAM files (intangible goods), that can be shared and improved. Other example is Compressed Earth Brick Machine, which could also be fabricated using the previous machine mentioned. This product and our service platform can facilitate the emergence of a market place, knowledge exchange and mini industries that can scale up as very efficient industrial ecosystem.</text:p>
      <text:p text:style-name="P9"/>
      <text:p text:style-name="P9"><text:span text:style-name="T1">This project has three complementary goals that guide the interventions:</text:span></text:p>
      <text:list text:style-name="L5">
        <text:list-item>
          <text:p text:style-name="P16">Replication, deployment and test of technology kits that facilitate local production and efficient supply of capital goods in the context of organic farming in Cuba.</text:p>
        </text:list-item>
        <text:list-item>
          <text:p text:style-name="P16">Capacity building and empowerment using open design resources, and community centered approaches for technology development/ validation/ deployment.</text:p>
        </text:list-item>
        <text:list-item>
          <text:p text:style-name="P16">Validate the potential of business models for Cuba's prosperity and sustainable development in close partnership with the stakeholders. <text:s/></text:p>
        </text:list-item>
      </text:list>
      <text:p text:style-name="P9"/>
      <text:p text:style-name="P9"><text:span text:style-name="T1">Key Interventions to achieve the goals mentioned:</text:span></text:p>
      <text:list text:style-name="L6">
        <text:list-item>
          <text:list>
            <text:list-item>
              <text:p text:style-name="P27">Replication workshops automated plasma cutter (enabling technology for local fabrication)</text:p>
            </text:list-item>
            <text:list-item>
              <text:p text:style-name="P27">Replication workshops of Compressed Earth Press for brick fabrication (many parts of this machine can be done with the CNC machine. Moreover earth bricks can be used to do other farm constructions).</text:p>
            </text:list-item>
            <text:list-item>
              <text:p text:style-name="P27">Deploy and use, and test the machines mentioned, in the target context (farm, or areas close to the farm).</text:p>
            </text:list-item>
            <text:list-item>
              <text:p text:style-name="P27">Study available open designs. For example: LibreSolar kits, Biodigesters (available in our design platform), and other machines that can be adopted in the local context of Cuba.</text:p>
            </text:list-item>
            <text:list-item>
              <text:p text:style-name="P27">Re-design and validate these open designs for the Cuban context.</text:p>
            </text:list-item>
            <text:list-item>
              <text:p text:style-name="P27"/>
            </text:list-item>
            <text:list-item>
              <text:p text:style-name="P27"/>
            </text:list-item>
          </text:list>
        </text:list-item>
      </text:list>
      <text:list text:style-name="L6">
        <text:list-item>
          <text:list>
            <text:list-item>
              <text:p text:style-name="P27">Build <text:s/>at least two low cost, workspaces where workshops, training and fabrication means are available for innovators, farmers and testers. These facilities are meant to be hubs where design and .; development takes place, where technologists, and farmers gather and materialize new ideas, product kits, solutions and more.</text:p>
            </text:list-item>
            <text:list-item>
              <text:p text:style-name="P27">Expose and bring the open design culture to Cuban Academia, including microcontrollers like Arduinos, raspberry pi computers, but also 3d printers, circuit mills and laser cutters. These are all basic and relatively low cost machines available in fablabs around the world.</text:p>
            </text:list-item>
            <text:list-item>
              <text:p text:style-name="P27">Co-design and development of new machines/ capital goods that emerge from the collaboration partnerships</text:p>
            </text:list-item>
            <text:list-item>
              <text:p text:style-name="P27">Establish global partnership with knowledge institutions across the world, and grow the community via the continuous documentation, and share of these program.</text:p>
            </text:list-item>
          </text:list>
        </text:list-item>
      </text:list>
      <text:p text:style-name="P9"/>
      <text:list text:style-name="L6">
        <text:list-item>
          <text:list>
            <text:list-item>
              <text:p text:style-name="P27"/>
            </text:list-item>
            <text:list-item>
              <text:p text:style-name="P27">Sell technology kits that have been validated and tested to other beneficiaries.</text:p>
            </text:list-item>
            <text:list-item>
              <text:p text:style-name="P27">Extend our technology products portfolio, after growing our network of producers, technologists and makers along this program.</text:p>
            </text:list-item>
            <text:list-item>
              <text:p text:style-name="P27">Test a platform-market place for products, but also source files (designs) that are created and have been validated collectively by the network of farmers-users.</text:p>
            </text:list-item>
          </text:list>
        </text:list-item>
      </text:list>
      <text:p text:style-name="P9"/>
      <text:p text:style-name="P9"><text:span text:style-name="T1">Key activities and resources needed to enable these interventions:</text:span></text:p>
      <text:list text:style-name="L1">
        <text:list-item>
          <text:p text:style-name="P16">Acquisition of fabrication means, and materials. </text:p>
        </text:list-item>
      </text:list>
      <text:list text:style-name="L1">
        <text:list-item>
          <text:p text:style-name="P16">Temporary internet connection (permanent internet would be).</text:p>
        </text:list-item>
        <text:list-item>
          <text:p text:style-name="P16">Regular meetings and gathering with key stakeholders</text:p>
        </text:list-item>
        <text:list-item>
          <text:p text:style-name="P16">Payroll for technology developers. </text:p>
        </text:list-item>
        <text:list-item>
          <text:p text:style-name="P16">Payroll for core community leaders.</text:p>
        </text:list-item>
        <text:list-item>
          <text:p text:style-name="P16">Outsourcing of ancillary services needed along the program. </text:p>
        </text:list-item>
        <text:list-item>
          <text:p text:style-name="P16">Maintenance and improvement of the services we provide in our platform(software development and maintenance)</text:p>
        </text:list-item>
        <text:list-item>
          <text:p text:style-name="P16">Manufacturing costs, and shipping costs of high-tech components.</text:p>
        </text:list-item>
      </text:list>
      <text:p text:style-name="P9"/>
      <text:p text:style-name="P9"/>
      <text:p text:style-name="P9"><text:span text:style-name="T1">GO!Commons Highlights:</text:span></text:p>
      <text:list text:style-name="L7">
        <text:list-item>
          <text:p text:style-name="P16">Our portfolio of projects and products that is currently open and accessible via internet, has emerged as a result of innovations made by farmers and makers from different parts of the world. (for instance one of our open design has been tested in a Cuban farm. The CNC automated plasma cutter has been firstly build by a farmer in Maine who is now a lead developer in our online community).</text:p>
        </text:list-item>
        <text:list-item>
          <text:p text:style-name="P16">GO!Commons is an association focused on the development and distribution of open technologies for sustainable development interventions and programs.</text:p>
        </text:list-item>
      </text:list>
      <text:p text:style-name="P9"/>
      <text:p text:style-name="P9"/>
      <text:p text:style-name="P9"/>
      <text:p text:style-name="P9"/>
      <text:list text:style-name="L1">
        <text:list-item>
          <text:p text:style-name="P10"/>
        </text:list-item>
        <text:list-item>
          <text:p text:style-name="P10"/>
        </text:list-item>
        <text:list-item>
          <text:p text:style-name="P10"><text:span text:style-name="T2">Project output and outcome</text:span></text:p>
        </text:list-item>
      </text:list>
      <text:p text:style-name="P19">What results (outputs and outcomes) are pursued?</text:p>
      <table:table table:name="Table4" table:style-name="Table1">
        <table:table-column table:style-name="TableColumn1"/>
        <table:table-row>
          <table:table-cell table:style-name="TableCell1">
            <text:p text:style-name="P12"><text:span text:style-name="T1">Expected Key output and outcome</text:span><text:span text:style-name="T6">1)</text:span></text:p>
          </table:table-cell>
        </table:table-row>
        <table:table-row>
          <table:table-cell table:style-name="TableCell1">
            <text:p text:style-name="P12">1 Validated use of the kits provided, by farmers and local manufacturers.</text:p>
          </table:table-cell>
        </table:table-row>
        <table:table-row>
          <table:table-cell table:style-name="TableCell1">
            <text:p text:style-name="P12">2 Extensive use of technology kits by <text:s/></text:p>
          </table:table-cell>
        </table:table-row>
        <table:table-row>
          <table:table-cell table:style-name="TableCell1">
            <text:p text:style-name="P12">3</text:p>
          </table:table-cell>
        </table:table-row>
        <table:table-row>
          <table:table-cell table:style-name="TableCell1">
            <text:p text:style-name="P12">…</text:p>
          </table:table-cell>
        </table:table-row>
      </table:table>
      <text:p text:style-name="P15">1) Output: The products, capital goods and services (including hardware) which directly result from a development intervention (the project); may also include changes resulting from the intervention which are relevant to the achievement of outcomes; Outcome: The short-term and medium-term effects of an intervention’s output.</text:p>
      <text:p text:style-name="P9"/>
      <text:list text:style-name="L1">
        <text:list-item>
          <text:p text:style-name="P10"><text:span text:style-name="T2">Sustainability and potential for upscaling</text:span></text:p>
        </text:list-item>
      </text:list>
      <text:p text:style-name="P2">The project results should contribute to a more sustainable environment and living conditions in the target country. Sustainability is defined by the three main cross cutting themes in SDGP: 1. climate adaptation, 2. circular economy and 3. gender equality. </text:p>
      <text:p text:style-name="P2"/>
      <text:p text:style-name="P19">How will the project contribute to climate adaptation?</text:p>
      <text:p text:style-name="P9">[Using local (human and physical) resources as much as possible, to solve population needs and foster human development is key. It creates resilient societies, more dynamic, adaptive economies and lower environmental footprint. Global trade and long shipping activities, have to be redefined and used if and when needed. For instance instead of shipping a complete machine, only those components that cannot be sourced locally should be shipped. ]</text:p>
      <text:p text:style-name="P9"/>
      <text:list text:style-name="L4">
        <text:list-item>
          <text:p text:style-name="P16">How will the project contribute to a circular economy?</text:p>
        </text:list-item>
      </text:list>
      <text:p text:style-name="P9">The design of open kits is highly modular and standardized, facilitating the assembly/dissasembly, as well as their repairability. The CNC machine in particular can be used to fabricate custom made parts, and adapt existing products, like cars, tractors, or other machinery, which need of maintenance and adaptations (for instance mounting new motors in old car casings, adapting chassis, , )</text:p>
      <text:p text:style-name="P21"/>
      <text:list text:style-name="L4">
        <text:list-item>
          <text:p text:style-name="P16">How will the project contribute to gender equality?</text:p>
        </text:list-item>
      </text:list>
      <text:p text:style-name="P9">Our project is inclusive in the sense that allows anyone to participate, and join in design, improvement, feedback and research around appropriate technology packages, and resources. </text:p>
      <text:list text:style-name="L3">
        <text:list-item>
          <text:list>
            <text:list-item>
              <text:p text:style-name="P20"><text:span text:style-name="T1">More detail on the financial sustainability</text:span></text:p>
            </text:list-item>
          </text:list>
        </text:list-item>
      </text:list>
      <text:p text:style-name="P19">If the financial sustainability is based on one or more business case(s), please provide the outlines of this/these business case(s)1. If the financial sustainability is (partly) not based on one or more business case, indicate how the project results can be sustained based on local financing (e.g. taxes, tariffs, public budget allocation)</text:p>
      <text:list text:style-name="L8">
        <text:list-item>
          <text:p text:style-name="P16">The driving business model behind this project, is to distribute technology kits.</text:p>
        </text:list-item>
        <text:list-item>
          <text:p text:style-name="P16"/>
        </text:list-item>
        <text:list-item>
          <text:p text:style-name="P16">There are other complementary business models which include:</text:p>
          <text:list>
            <text:list-item>
              <text:p text:style-name="P27">- The sale of design files produced within community members.</text:p>
            </text:list-item>
            <text:list-item>
              <text:p text:style-name="P27">- Subscription fees for support related to high tech components and unlimited access to design resources(a potential platform business model)</text:p>
            </text:list-item>
          </text:list>
        </text:list-item>
      </text:list>
      <text:list text:style-name="L3">
        <text:list-item>
          <text:list>
            <text:list-item>
              <text:p text:style-name="P20"><text:span text:style-name="T1">Potential for upscaling</text:span></text:p>
            </text:list-item>
          </text:list>
        </text:list-item>
      </text:list>
      <text:p text:style-name="P2">Projects with a considerable scaling potential contribute in general more substantially to reaching the development impact on the specific policy themes.</text:p>
      <text:p text:style-name="P2"/>
      <text:p text:style-name="P19">How can the project be scaled up?</text:p>
      <text:p text:style-name="P19">These project tackles different scalability challenges.</text:p>
      <text:list text:style-name="L5">
        <text:list-item>
          <text:p text:style-name="P16">The technology kits are asy to operate, they are modular and work with off-the-shelf components, making easy for customers and adopters, to modify, repair, change and adapt them to the local situations.</text:p>
        </text:list-item>
        <text:list-item>
          <text:p text:style-name="P16">Facilitating the understanding</text:p>
        </text:list-item>
        <text:list-item>
          <text:p text:style-name="P16"/>
        </text:list-item>
      </text:list>
      <text:list text:style-name="L1">
        <text:list-item>
          <text:p text:style-name="P10"><text:span text:style-name="T2">Provisional budget</text:span></text:p>
        </text:list-item>
      </text:list>
      <text:p text:style-name="P19">What is the expected project budget? </text:p>
      <text:p text:style-name="P2">The project budget can be modified during development of the SDGP application.</text:p>
      <table:table table:name="Table5" table:style-name="Table1">
        <table:table-column table:style-name="TableColumn1"/>
        <table:table-column table:style-name="TableColumn1"/>
        <table:table-row>
          <table:table-cell table:style-name="TableCell1">
            <text:p text:style-name="P12"><text:span text:style-name="T1">Budget line</text:span></text:p>
          </table:table-cell>
          <table:table-cell table:style-name="TableCell1">
            <text:p text:style-name="P12"><text:span text:style-name="T1">Budget in Euro</text:span></text:p>
          </table:table-cell>
        </table:table-row>
        <table:table-row>
          <table:table-cell table:style-name="TableCell1">
            <text:p text:style-name="P12">Project Management</text:p>
          </table:table-cell>
          <table:table-cell table:style-name="TableCell1">
            <text:p text:style-name="P12">EUR 150000</text:p>
          </table:table-cell>
        </table:table-row>
        <table:table-row>
          <table:table-cell table:style-name="TableCell1">
            <text:p text:style-name="P12">Technical Assistance</text:p>
          </table:table-cell>
          <table:table-cell table:style-name="TableCell1">
            <text:p text:style-name="P12">EUR 696600</text:p>
          </table:table-cell>
        </table:table-row>
        <table:table-row>
          <table:table-cell table:style-name="TableCell1">
            <text:p text:style-name="P12">Hardware</text:p>
          </table:table-cell>
          <table:table-cell table:style-name="TableCell1">
            <text:p text:style-name="P12">EUR 1090000</text:p>
          </table:table-cell>
        </table:table-row>
        <table:table-row>
          <table:table-cell table:style-name="TableCell1">
            <text:p text:style-name="P12">Monitoring and evaluation<text:span text:style-name="T3">1)</text:span></text:p>
          </table:table-cell>
          <table:table-cell table:style-name="TableCell1">
            <text:p text:style-name="P12">EUR 50000</text:p>
          </table:table-cell>
        </table:table-row>
        <table:table-row>
          <table:table-cell table:style-name="TableCell1">
            <text:p text:style-name="P12"><text:span text:style-name="T2">Total budget</text:span></text:p>
          </table:table-cell>
          <table:table-cell table:style-name="TableCell1">
            <text:p text:style-name="P12">EUR 198600(approx 2 million)</text:p>
          </table:table-cell>
        </table:table-row>
      </table:table>
      <text:p text:style-name="P15">1) Project (output and outcome, contribution to SDGP objectives) monitoring and evaluation is regarded to be an important aspect of SDGP-projects. For this, a baseline study and annual reporting on project key indicators are mandatory. </text:p>
      <text:p text:style-name="P9"/>
      <text:p text:style-name="P19">Who are the intended parties to finance the project? </text:p>
      <table:table table:name="Table6" table:style-name="Table1">
        <table:table-column table:style-name="TableColumn1"/>
        <table:table-column table:style-name="TableColumn1"/>
        <table:table-column table:style-name="TableColumn1"/>
        <table:table-row>
          <table:table-cell table:style-name="TableCell1">
            <text:p text:style-name="P12"><text:span text:style-name="T1">Organisation</text:span></text:p>
          </table:table-cell>
          <table:table-cell table:style-name="TableCell1">
            <text:p text:style-name="P12"><text:span text:style-name="T1">Budget in Euro</text:span></text:p>
          </table:table-cell>
          <table:table-cell table:style-name="TableCell1">
            <text:p text:style-name="P12"><text:span text:style-name="T1">Means of financing</text:span><text:span text:style-name="T6">1)</text:span></text:p>
          </table:table-cell>
        </table:table-row>
        <table:table-row>
          <table:table-cell table:style-name="TableCell1">
            <text:p text:style-name="P12">RVO SDGPF</text:p>
          </table:table-cell>
          <table:table-cell table:style-name="TableCell1">
            <text:p text:style-name="P12">1000000</text:p>
          </table:table-cell>
          <table:table-cell table:style-name="TableCell1">
            <text:p text:style-name="P12">Subsidy</text:p>
          </table:table-cell>
        </table:table-row>
        <table:table-row>
          <table:table-cell table:style-name="TableCell1">
            <text:p text:style-name="P12">EU Delegation Cuba</text:p>
          </table:table-cell>
          <table:table-cell table:style-name="TableCell1">
            <text:p text:style-name="P12">1000000</text:p>
          </table:table-cell>
          <table:table-cell table:style-name="TableCell1">
            <text:p text:style-name="P12">Call (funds for economic development)</text:p>
          </table:table-cell>
        </table:table-row>
      </table:table>
      <text:p text:style-name="P15">1) The financing method, for instance a cash investment / an in kind investment (labour) / external other funds / other (specify). A maximum of 50% of the project costs can be subsidized. </text:p>
      <text:p text:style-name="P15"/>
      <text:p text:style-name="P19">Why is SDGP support needed? </text:p>
      <text:p text:style-name="P19"/>
      <text:list text:style-name="L7">
        <text:list-item>
          <text:p text:style-name="P16">Sustainable development is intrinsically systemic, it needs of collaboration, openness and involvement of many stakeholders. Systemic interventions require of PPP models.</text:p>
        </text:list-item>
        <text:list-item>
          <text:p text:style-name="P16">GO!Commons focus is on an integrated vision about technology, where different factors and forces come into play: investment, business, social development, education, and policy.</text:p>
        </text:list-item>
        <text:list-item>
          <text:p text:style-name="P16">The funding scale offered by this fund, is very fitted to the specific needs to make impact in Cuba using our appropriate technology resources, and products.</text:p>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meta:initial-creator>Spierenburg, dr. P. (Peter)</meta:initial-creator>
  </office:meta>
</office:document-meta>
</file>